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 office:value-type="string" calcext:value-type="string">
            <text:p>Attendance16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.5/23" office:value-type="float" office:value="0.978260869565217" calcext:value-type="float">
            <text:p>0.9782608696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9.5/23" office:value-type="float" office:value="0.847826086956522" calcext:value-type="float">
            <text:p>0.847826087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23" office:value-type="float" office:value="0.630434782608696" calcext:value-type="float">
            <text:p>0.6304347826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9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3" office:value-type="float" office:value="0.434782608695652" calcext:value-type="float">
            <text:p>0.4347826087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75/23" office:value-type="float" office:value="0.902173913043478" calcext:value-type="float">
            <text:p>0.902173913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.5/23" office:value-type="float" office:value="0.673913043478261" calcext:value-type="float">
            <text:p>0.6739130435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/23" office:value-type="float" office:value="0.652173913043478" calcext:value-type="float">
            <text:p>0.652173913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3"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16:07:58.926985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1-26T11:14:21.491958051</dc:date>
    <meta:editing-duration>PT6H33M33S</meta:editing-duration>
    <meta:editing-cycles>86</meta:editing-cycles>
    <meta:generator>LibreOffice/5.1.6.2$Linux_X86_64 LibreOffice_project/10m0$Build-2</meta:generator>
    <meta:document-statistic meta:table-count="1" meta:cell-count="1559" meta:object-count="0"/>
  </office:meta>
</office:document-meta>
</file>